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buntu" fo:font-size="35pt" officeooo:rsid="001eeaeb" officeooo:paragraph-rsid="001eeaeb" style:font-size-asian="35pt" style:font-size-complex="35pt"/>
    </style:style>
    <style:style style:name="P2" style:family="paragraph" style:parent-style-name="Text_20_body">
      <style:paragraph-properties fo:text-align="center" style:justify-single-word="false"/>
      <style:text-properties style:font-name="Ubuntu" fo:font-size="12pt" officeooo:rsid="001eeaeb" officeooo:paragraph-rsid="001eeaeb" style:font-size-asian="12pt" style:font-size-complex="12pt"/>
    </style:style>
    <style:style style:name="P3" style:family="paragraph" style:parent-style-name="Text_20_body">
      <style:paragraph-properties fo:text-align="center" style:justify-single-word="false" fo:break-before="page"/>
      <style:text-properties style:font-name="Ubuntu" fo:font-size="12pt" officeooo:rsid="001eeaeb" officeooo:paragraph-rsid="001eeaeb" style:font-size-asian="12pt" style:font-size-complex="12pt"/>
    </style:style>
    <style:style style:name="P4" style:family="paragraph" style:parent-style-name="Text_20_body">
      <style:paragraph-properties fo:text-align="start" style:justify-single-word="false" fo:break-before="page"/>
      <style:text-properties style:font-name="Ubuntu" fo:font-size="12pt" officeooo:rsid="001eeaeb" officeooo:paragraph-rsid="001eeaeb" style:font-size-asian="12pt" style:font-size-complex="12pt"/>
    </style:style>
    <style:style style:name="P5" style:family="paragraph" style:parent-style-name="Title">
      <style:text-properties style:font-name="Ubuntu" fo:font-size="48pt" style:font-size-asian="48pt" style:font-size-complex="4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penGrip </text:p>
      <text:p text:style-name="P1">Assembly instructions</text:p>
      <text:p text:style-name="P1">step-by-step</text:p>
      <text:p text:style-name="P1"/>
      <text:p text:style-name="P2">Ondřej Šilha</text:p>
      <text:p text:style-name="P2">2017.04.24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4:12:06.408126887</meta:creation-date>
    <meta:generator>LibreOffice/5.1.6.2$Linux_X86_64 LibreOffice_project/10m0$Build-2</meta:generator>
    <dc:date>2017-04-24T14:17:34.639045814</dc:date>
    <meta:editing-duration>PT3M55S</meta:editing-duration>
    <meta:editing-cycles>2</meta:editing-cycles>
    <meta:document-statistic meta:table-count="0" meta:image-count="0" meta:object-count="0" meta:page-count="3" meta:paragraph-count="5" meta:word-count="7" meta:character-count="64" meta:non-whitespace-character-count="61"/>
  </office:meta>
</office:document-meta>
</file>